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1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3.279cm"/>
    </style:style>
    <style:style style:name="co7" style:family="table-column">
      <style:table-column-properties fo:break-before="auto" style:column-width="2.78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3.41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02cm solid #000000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>
            <text:p>IDPracownika</text:p>
          </table:table-cell>
          <table:table-cell table:style-name="ce1" office:value-type="string">
            <text:p>ImieLekarza</text:p>
          </table:table-cell>
          <table:table-cell table:style-name="ce1" office:value-type="string">
            <text:p>NazwiskoLekarza</text:p>
          </table:table-cell>
          <table:table-cell table:style-name="ce1" office:value-type="string">
            <text:p>IDPacjenta</text:p>
          </table:table-cell>
          <table:table-cell table:style-name="ce1" office:value-type="string">
            <text:p>ImiePacjenta</text:p>
          </table:table-cell>
          <table:table-cell table:style-name="ce1" office:value-type="string">
            <text:p>NazwiskoPacjenta</text:p>
          </table:table-cell>
          <table:table-cell table:style-name="ce1" office:value-type="string">
            <text:p>DataWizyty</text:p>
          </table:table-cell>
          <table:table-cell table:style-name="ce1" office:value-type="string">
            <text:p>GodzinaWizyty</text:p>
          </table:table-cell>
          <table:table-cell table:style-name="ce1" office:value-type="string">
            <text:p>IDZabiegu</text:p>
          </table:table-cell>
          <table:table-cell table:style-name="ce1" office:value-type="string">
            <text:p>NazwaZabiegu</text:p>
          </table:table-cell>
        </table:table-row>
        <table:table-row table:style-name="ro1">
          <table:table-cell office:value-type="string">
            <text:p>S1011</text:p>
          </table:table-cell>
          <table:table-cell office:value-type="string">
            <text:p>Maria</text:p>
          </table:table-cell>
          <table:table-cell office:value-type="string">
            <text:p>Nowak</text:p>
          </table:table-cell>
          <table:table-cell office:value-type="string">
            <text:p>P100</text:p>
          </table:table-cell>
          <table:table-cell office:value-type="string">
            <text:p>Anna</text:p>
          </table:table-cell>
          <table:table-cell office:value-type="string">
            <text:p>Jeleń</text:p>
          </table:table-cell>
          <table:table-cell office:value-type="string">
            <text:p>12.03.2020</text:p>
          </table:table-cell>
          <table:table-cell table:style-name="ce2" office:value-type="string">
            <text:p>10.00</text:p>
          </table:table-cell>
          <table:table-cell office:value-type="string">
            <text:p>Z500</text:p>
          </table:table-cell>
          <table:table-cell office:value-type="string">
            <text:p>Borowanie</text:p>
          </table:table-cell>
        </table:table-row>
        <table:table-row table:style-name="ro1">
          <table:table-cell office:value-type="string">
            <text:p>S1011</text:p>
          </table:table-cell>
          <table:table-cell office:value-type="string">
            <text:p>Maria</text:p>
          </table:table-cell>
          <table:table-cell office:value-type="string">
            <text:p>Nowak</text:p>
          </table:table-cell>
          <table:table-cell office:value-type="string">
            <text:p>P105</text:p>
          </table:table-cell>
          <table:table-cell office:value-type="string">
            <text:p>Jarosław</text:p>
          </table:table-cell>
          <table:table-cell office:value-type="string">
            <text:p>Nicpoń </text:p>
          </table:table-cell>
          <table:table-cell office:value-type="string">
            <text:p>12.03.2020</text:p>
          </table:table-cell>
          <table:table-cell table:style-name="ce2" office:value-type="string">
            <text:p>13.00</text:p>
          </table:table-cell>
          <table:table-cell office:value-type="string">
            <text:p>Z496</text:p>
          </table:table-cell>
          <table:table-cell office:value-type="string">
            <text:p>Lakowanie</text:p>
          </table:table-cell>
        </table:table-row>
        <table:table-row table:style-name="ro1">
          <table:table-cell office:value-type="string">
            <text:p>S1011</text:p>
          </table:table-cell>
          <table:table-cell office:value-type="string">
            <text:p>Maria</text:p>
          </table:table-cell>
          <table:table-cell office:value-type="string">
            <text:p>Nowak</text:p>
          </table:table-cell>
          <table:table-cell office:value-type="string">
            <text:p>P108</text:p>
          </table:table-cell>
          <table:table-cell office:value-type="string">
            <text:p>Joanna</text:p>
          </table:table-cell>
          <table:table-cell office:value-type="string">
            <text:p>Nosek</text:p>
          </table:table-cell>
          <table:table-cell office:value-type="string">
            <text:p>14.03.2020</text:p>
          </table:table-cell>
          <table:table-cell table:style-name="ce2" office:value-type="string">
            <text:p>10.00</text:p>
          </table:table-cell>
          <table:table-cell office:value-type="string">
            <text:p>Z500</text:p>
          </table:table-cell>
          <table:table-cell office:value-type="string">
            <text:p>Borowanie</text:p>
          </table:table-cell>
        </table:table-row>
        <table:table-row table:style-name="ro1">
          <table:table-cell office:value-type="string">
            <text:p>S1024</text:p>
          </table:table-cell>
          <table:table-cell office:value-type="string">
            <text:p>Jan</text:p>
          </table:table-cell>
          <table:table-cell office:value-type="string">
            <text:p>Kowalski</text:p>
          </table:table-cell>
          <table:table-cell office:value-type="string">
            <text:p>P108</text:p>
          </table:table-cell>
          <table:table-cell office:value-type="string">
            <text:p>Joanna</text:p>
          </table:table-cell>
          <table:table-cell office:value-type="string">
            <text:p>Nosek</text:p>
          </table:table-cell>
          <table:table-cell office:value-type="string">
            <text:p>16.03.2020</text:p>
          </table:table-cell>
          <table:table-cell table:style-name="ce2" office:value-type="string">
            <text:p>17.00</text:p>
          </table:table-cell>
          <table:table-cell office:value-type="string">
            <text:p>Z503</text:p>
          </table:table-cell>
          <table:table-cell office:value-type="string">
            <text:p>Usuwanie kamienia</text:p>
          </table:table-cell>
        </table:table-row>
        <table:table-row table:style-name="ro1">
          <table:table-cell office:value-type="string">
            <text:p>S1045</text:p>
          </table:table-cell>
          <table:table-cell office:value-type="string">
            <text:p>Anna</text:p>
          </table:table-cell>
          <table:table-cell office:value-type="string">
            <text:p>Jabłońska</text:p>
          </table:table-cell>
          <table:table-cell office:value-type="string">
            <text:p>P120</text:p>
          </table:table-cell>
          <table:table-cell office:value-type="string">
            <text:p>Jan</text:p>
          </table:table-cell>
          <table:table-cell office:value-type="string">
            <text:p>Kałuża</text:p>
          </table:table-cell>
          <table:table-cell office:value-type="string">
            <text:p>18.03.2020</text:p>
          </table:table-cell>
          <table:table-cell table:style-name="ce2" office:value-type="string">
            <text:p>09.00</text:p>
          </table:table-cell>
          <table:table-cell office:value-type="string">
            <text:p>Z500</text:p>
          </table:table-cell>
          <table:table-cell office:value-type="string">
            <text:p>Borowanie</text:p>
          </table:table-cell>
        </table:table-row>
        <table:table-row table:style-name="ro1">
          <table:table-cell office:value-type="string">
            <text:p>S1034</text:p>
          </table:table-cell>
          <table:table-cell office:value-type="string">
            <text:p>Marek</text:p>
          </table:table-cell>
          <table:table-cell office:value-type="string">
            <text:p>Potocki</text:p>
          </table:table-cell>
          <table:table-cell office:value-type="string">
            <text:p>P130</text:p>
          </table:table-cell>
          <table:table-cell office:value-type="string">
            <text:p>Jerzy </text:p>
          </table:table-cell>
          <table:table-cell office:value-type="string">
            <text:p>Lis</text:p>
          </table:table-cell>
          <table:table-cell office:value-type="string">
            <text:p>20.03.2020</text:p>
          </table:table-cell>
          <table:table-cell table:style-name="ce2" office:value-type="string">
            <text:p>08.00</text:p>
          </table:table-cell>
          <table:table-cell office:value-type="string">
            <text:p>Z496</text:p>
          </table:table-cell>
          <table:table-cell office:value-type="string">
            <text:p>Lakowanie</text:p>
          </table:table-cell>
        </table:table-row>
        <table:table-row table:style-name="ro1">
          <table:table-cell office:value-type="string">
            <text:p>S1034</text:p>
          </table:table-cell>
          <table:table-cell office:value-type="string">
            <text:p>Marek</text:p>
          </table:table-cell>
          <table:table-cell office:value-type="string">
            <text:p>Potocki</text:p>
          </table:table-cell>
          <table:table-cell office:value-type="string">
            <text:p>P123</text:p>
          </table:table-cell>
          <table:table-cell office:value-type="string">
            <text:p>Olga</text:p>
          </table:table-cell>
          <table:table-cell office:value-type="string">
            <text:p>Nowacka</text:p>
          </table:table-cell>
          <table:table-cell office:value-type="string">
            <text:p>12.02.2020</text:p>
          </table:table-cell>
          <table:table-cell table:style-name="ce2" office:value-type="string">
            <text:p>15.00</text:p>
          </table:table-cell>
          <table:table-cell office:value-type="string">
            <text:p>Z503</text:p>
          </table:table-cell>
          <table:table-cell office:value-type="string">
            <text:p>Usuwanie kamienia</text:p>
          </table:table-cell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>
            <text:p>Opcja II </text:p>
          </table:table-cell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 table:style-name="ce1" office:value-type="string">
            <text:p>IDPacjenta (PK)</text:p>
          </table:table-cell>
          <table:table-cell table:style-name="ce1" office:value-type="string">
            <text:p>ImiePacjenta</text:p>
          </table:table-cell>
          <table:table-cell table:style-name="ce1" office:value-type="string">
            <text:p>NazwiskoPacjenta</text:p>
          </table:table-cell>
          <table:table-cell table:style-name="Default"/>
          <table:table-cell table:style-name="ce1" office:value-type="string">
            <text:p>IDPracownika (PK)</text:p>
          </table:table-cell>
          <table:table-cell table:style-name="ce1" office:value-type="string">
            <text:p>ImieLekarza</text:p>
          </table:table-cell>
          <table:table-cell table:style-name="ce1" office:value-type="string">
            <text:p>NazwiskoLekarza</text:p>
          </table:table-cell>
          <table:table-cell/>
          <table:table-cell table:style-name="ce1" office:value-type="string">
            <text:p>IDZabiegu (PK)</text:p>
          </table:table-cell>
          <table:table-cell table:style-name="ce1" office:value-type="string">
            <text:p>NazwaZabiegu</text:p>
          </table:table-cell>
        </table:table-row>
        <table:table-row table:style-name="ro1">
          <table:table-cell office:value-type="string">
            <text:p>P100</text:p>
          </table:table-cell>
          <table:table-cell office:value-type="string">
            <text:p>Anna</text:p>
          </table:table-cell>
          <table:table-cell office:value-type="string">
            <text:p>Jeleń</text:p>
          </table:table-cell>
          <table:table-cell table:style-name="Default"/>
          <table:table-cell office:value-type="string">
            <text:p>S1011</text:p>
          </table:table-cell>
          <table:table-cell office:value-type="string">
            <text:p>Maria</text:p>
          </table:table-cell>
          <table:table-cell office:value-type="string">
            <text:p>Nowak</text:p>
          </table:table-cell>
          <table:table-cell/>
          <table:table-cell office:value-type="string">
            <text:p>Z500</text:p>
          </table:table-cell>
          <table:table-cell office:value-type="string">
            <text:p>Borowanie</text:p>
          </table:table-cell>
        </table:table-row>
        <table:table-row table:style-name="ro1">
          <table:table-cell office:value-type="string">
            <text:p>P105</text:p>
          </table:table-cell>
          <table:table-cell office:value-type="string">
            <text:p>Jarosław</text:p>
          </table:table-cell>
          <table:table-cell office:value-type="string">
            <text:p>Nicpoń </text:p>
          </table:table-cell>
          <table:table-cell table:style-name="Default"/>
          <table:table-cell office:value-type="string">
            <text:p>S1011</text:p>
          </table:table-cell>
          <table:table-cell office:value-type="string">
            <text:p>Maria</text:p>
          </table:table-cell>
          <table:table-cell office:value-type="string">
            <text:p>Nowak</text:p>
          </table:table-cell>
          <table:table-cell/>
          <table:table-cell office:value-type="string">
            <text:p>Z496</text:p>
          </table:table-cell>
          <table:table-cell office:value-type="string">
            <text:p>Lakowanie</text:p>
          </table:table-cell>
        </table:table-row>
        <table:table-row table:style-name="ro1">
          <table:table-cell office:value-type="string">
            <text:p>P108</text:p>
          </table:table-cell>
          <table:table-cell office:value-type="string">
            <text:p>Joanna</text:p>
          </table:table-cell>
          <table:table-cell office:value-type="string">
            <text:p>Nosek</text:p>
          </table:table-cell>
          <table:table-cell table:style-name="Default"/>
          <table:table-cell office:value-type="string">
            <text:p>S1011</text:p>
          </table:table-cell>
          <table:table-cell office:value-type="string">
            <text:p>Maria</text:p>
          </table:table-cell>
          <table:table-cell office:value-type="string">
            <text:p>Nowak</text:p>
          </table:table-cell>
          <table:table-cell/>
          <table:table-cell office:value-type="string">
            <text:p>Z500</text:p>
          </table:table-cell>
          <table:table-cell office:value-type="string">
            <text:p>Borowanie</text:p>
          </table:table-cell>
        </table:table-row>
        <table:table-row table:style-name="ro1">
          <table:table-cell office:value-type="string">
            <text:p>P108</text:p>
          </table:table-cell>
          <table:table-cell office:value-type="string">
            <text:p>Joanna</text:p>
          </table:table-cell>
          <table:table-cell office:value-type="string">
            <text:p>Nosek</text:p>
          </table:table-cell>
          <table:table-cell table:style-name="Default"/>
          <table:table-cell office:value-type="string">
            <text:p>S1024</text:p>
          </table:table-cell>
          <table:table-cell office:value-type="string">
            <text:p>Jan</text:p>
          </table:table-cell>
          <table:table-cell office:value-type="string">
            <text:p>Kowalski</text:p>
          </table:table-cell>
          <table:table-cell/>
          <table:table-cell office:value-type="string">
            <text:p>Z503</text:p>
          </table:table-cell>
          <table:table-cell office:value-type="string">
            <text:p>Usuwanie kamienia</text:p>
          </table:table-cell>
        </table:table-row>
        <table:table-row table:style-name="ro1">
          <table:table-cell office:value-type="string">
            <text:p>P120</text:p>
          </table:table-cell>
          <table:table-cell office:value-type="string">
            <text:p>Jan</text:p>
          </table:table-cell>
          <table:table-cell office:value-type="string">
            <text:p>Kałuża</text:p>
          </table:table-cell>
          <table:table-cell table:style-name="Default"/>
          <table:table-cell office:value-type="string">
            <text:p>S1045</text:p>
          </table:table-cell>
          <table:table-cell office:value-type="string">
            <text:p>Anna</text:p>
          </table:table-cell>
          <table:table-cell office:value-type="string">
            <text:p>Jabłońska</text:p>
          </table:table-cell>
          <table:table-cell/>
          <table:table-cell office:value-type="string">
            <text:p>Z500</text:p>
          </table:table-cell>
          <table:table-cell office:value-type="string">
            <text:p>Borowanie</text:p>
          </table:table-cell>
        </table:table-row>
        <table:table-row table:style-name="ro1">
          <table:table-cell office:value-type="string">
            <text:p>P130</text:p>
          </table:table-cell>
          <table:table-cell office:value-type="string">
            <text:p>Jerzy </text:p>
          </table:table-cell>
          <table:table-cell office:value-type="string">
            <text:p>Lis</text:p>
          </table:table-cell>
          <table:table-cell table:style-name="Default"/>
          <table:table-cell office:value-type="string">
            <text:p>S1034</text:p>
          </table:table-cell>
          <table:table-cell office:value-type="string">
            <text:p>Marek</text:p>
          </table:table-cell>
          <table:table-cell office:value-type="string">
            <text:p>Potocki</text:p>
          </table:table-cell>
          <table:table-cell/>
          <table:table-cell office:value-type="string">
            <text:p>Z496</text:p>
          </table:table-cell>
          <table:table-cell office:value-type="string">
            <text:p>Lakowanie</text:p>
          </table:table-cell>
        </table:table-row>
        <table:table-row table:style-name="ro1">
          <table:table-cell office:value-type="string">
            <text:p>P123</text:p>
          </table:table-cell>
          <table:table-cell office:value-type="string">
            <text:p>Olga</text:p>
          </table:table-cell>
          <table:table-cell office:value-type="string">
            <text:p>Nowacka</text:p>
          </table:table-cell>
          <table:table-cell table:style-name="Default"/>
          <table:table-cell office:value-type="string">
            <text:p>S1034</text:p>
          </table:table-cell>
          <table:table-cell office:value-type="string">
            <text:p>Marek</text:p>
          </table:table-cell>
          <table:table-cell office:value-type="string">
            <text:p>Potocki</text:p>
          </table:table-cell>
          <table:table-cell/>
          <table:table-cell office:value-type="string">
            <text:p>Z503</text:p>
          </table:table-cell>
          <table:table-cell office:value-type="string">
            <text:p>Usuwanie kamienia</text:p>
          </table:table-cell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 table:style-name="ce1" office:value-type="string">
            <text:p>IDWizyty (PK)</text:p>
          </table:table-cell>
          <table:table-cell table:style-name="ce1" office:value-type="string">
            <text:p>IDPracownika (FK)</text:p>
          </table:table-cell>
          <table:table-cell table:style-name="ce1" office:value-type="string">
            <text:p>IDPacjenta (FK)</text:p>
          </table:table-cell>
          <table:table-cell table:style-name="ce1" office:value-type="string">
            <text:p>IDZabiegu (FK)</text:p>
          </table:table-cell>
          <table:table-cell table:style-name="ce1" office:value-type="string">
            <text:p>DataWizyty</text:p>
          </table:table-cell>
          <table:table-cell table:style-name="ce1" office:value-type="string">
            <text:p>GodzinaWizyty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011</text:p>
          </table:table-cell>
          <table:table-cell office:value-type="string">
            <text:p>P100</text:p>
          </table:table-cell>
          <table:table-cell office:value-type="string">
            <text:p>Z500</text:p>
          </table:table-cell>
          <table:table-cell office:value-type="string">
            <text:p>12.03.2020</text:p>
          </table:table-cell>
          <table:table-cell office:value-type="string">
            <text:p>10.0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1011</text:p>
          </table:table-cell>
          <table:table-cell office:value-type="string">
            <text:p>P105</text:p>
          </table:table-cell>
          <table:table-cell office:value-type="string">
            <text:p>Z496</text:p>
          </table:table-cell>
          <table:table-cell office:value-type="string">
            <text:p>12.03.2020</text:p>
          </table:table-cell>
          <table:table-cell office:value-type="string">
            <text:p>13.0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011</text:p>
          </table:table-cell>
          <table:table-cell office:value-type="string">
            <text:p>P108</text:p>
          </table:table-cell>
          <table:table-cell office:value-type="string">
            <text:p>Z500</text:p>
          </table:table-cell>
          <table:table-cell office:value-type="string">
            <text:p>14.03.2020</text:p>
          </table:table-cell>
          <table:table-cell office:value-type="string">
            <text:p>10.0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024</text:p>
          </table:table-cell>
          <table:table-cell office:value-type="string">
            <text:p>P108</text:p>
          </table:table-cell>
          <table:table-cell office:value-type="string">
            <text:p>Z503</text:p>
          </table:table-cell>
          <table:table-cell office:value-type="string">
            <text:p>16.03.2020</text:p>
          </table:table-cell>
          <table:table-cell office:value-type="string">
            <text:p>17.0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1045</text:p>
          </table:table-cell>
          <table:table-cell office:value-type="string">
            <text:p>P120</text:p>
          </table:table-cell>
          <table:table-cell office:value-type="string">
            <text:p>Z500</text:p>
          </table:table-cell>
          <table:table-cell office:value-type="string">
            <text:p>18.03.2020</text:p>
          </table:table-cell>
          <table:table-cell office:value-type="string">
            <text:p>09.0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1034</text:p>
          </table:table-cell>
          <table:table-cell office:value-type="string">
            <text:p>P130</text:p>
          </table:table-cell>
          <table:table-cell office:value-type="string">
            <text:p>Z496</text:p>
          </table:table-cell>
          <table:table-cell office:value-type="string">
            <text:p>20.03.2020</text:p>
          </table:table-cell>
          <table:table-cell office:value-type="string">
            <text:p>08.00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1034</text:p>
          </table:table-cell>
          <table:table-cell office:value-type="string">
            <text:p>P123</text:p>
          </table:table-cell>
          <table:table-cell office:value-type="string">
            <text:p>Z503</text:p>
          </table:table-cell>
          <table:table-cell office:value-type="string">
            <text:p>12.02.2020</text:p>
          </table:table-cell>
          <table:table-cell office:value-type="string">
            <text:p>15.00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Arkusz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4">24.04.2020</text:date>, <text:time>21:31:5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6:54:55.59</meta:creation-date>
    <dc:date>2020-04-24T21:31:57.26</dc:date>
    <meta:editing-duration>PT8M54S</meta:editing-duration>
    <meta:editing-cycles>1</meta:editing-cycles>
    <meta:document-statistic meta:table-count="3" meta:cell-count="193" meta:object-count="0"/>
    <meta:generator>OpenOffice/4.1.7$Win32 OpenOffice.org_project/417m1$Build-9800</meta:generator>
  </office:meta>
</office:document-meta>
</file>